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17.992cm" fo:margin-top="0cm" fo:margin-bottom="0cm" table:align="center" style:writing-mode="page"/>
    </style:style>
    <style:style style:name="Table1.A" style:family="table-column">
      <style:table-column-properties style:column-width="0.804cm"/>
    </style:style>
    <style:style style:name="Table1.B" style:family="table-column">
      <style:table-column-properties style:column-width="2.563cm"/>
    </style:style>
    <style:style style:name="Table1.C" style:family="table-column">
      <style:table-column-properties style:column-width="4.621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1.752cm"/>
    </style:style>
    <style:style style:name="Table1.F" style:family="table-column">
      <style:table-column-properties style:column-width="1.748cm"/>
    </style:style>
    <style:style style:name="Table1.G" style:family="table-column">
      <style:table-column-properties style:column-width="4.001cm"/>
    </style:style>
    <style:style style:name="Table1.1" style:family="table-row">
      <style:table-row-properties style:min-row-height="0.376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1.08cm" fo:keep-together="auto"/>
    </style:style>
    <style:style style:name="Table1.3" style:family="table-row">
      <style:table-row-properties style:min-row-height="1.54cm" fo:keep-together="auto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1.E3" style:family="table-cell">
      <style:table-cell-properties fo:padding-left="0.191cm" fo:padding-right="0.191cm" fo:padding-top="0cm" fo:padding-bottom="0cm" fo:border="0.5pt solid #000000"/>
    </style:style>
    <style:style style:name="Table1.F3" style:family="table-cell">
      <style:table-cell-properties fo:padding-left="0.191cm" fo:padding-right="0.191cm" fo:padding-top="0cm" fo:padding-bottom="0cm" fo:border="0.5pt solid #000000"/>
    </style:style>
    <style:style style:name="Table1.G3" style:family="table-cell">
      <style:table-cell-properties fo:padding-left="0.191cm" fo:padding-right="0.191cm" fo:padding-top="0cm" fo:padding-bottom="0cm" fo:border="0.5pt solid #000000"/>
    </style:style>
    <style:style style:name="Table1.4" style:family="table-row">
      <style:table-row-properties style:min-row-height="1.73cm" fo:keep-together="auto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="0.5pt solid #000000"/>
    </style:style>
    <style:style style:name="Table1.E4" style:family="table-cell">
      <style:table-cell-properties fo:padding-left="0.191cm" fo:padding-right="0.191cm" fo:padding-top="0cm" fo:padding-bottom="0cm" fo:border="0.5pt solid #000000"/>
    </style:style>
    <style:style style:name="Table1.F4" style:family="table-cell">
      <style:table-cell-properties fo:padding-left="0.191cm" fo:padding-right="0.191cm" fo:padding-top="0cm" fo:padding-bottom="0cm" fo:border="0.5pt solid #000000"/>
    </style:style>
    <style:style style:name="Table1.G4" style:family="table-cell">
      <style:table-cell-properties fo:padding-left="0.191cm" fo:padding-right="0.191cm" fo:padding-top="0cm" fo:padding-bottom="0cm" fo:border="0.5pt solid #000000"/>
    </style:style>
    <style:style style:name="Table1.5" style:family="table-row">
      <style:table-row-properties style:min-row-height="1.725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D5" style:family="table-cell">
      <style:table-cell-properties fo:padding-left="0.191cm" fo:padding-right="0.191cm" fo:padding-top="0cm" fo:padding-bottom="0cm" fo:border="0.5pt solid #000000"/>
    </style:style>
    <style:style style:name="Table1.E5" style:family="table-cell">
      <style:table-cell-properties fo:padding-left="0.191cm" fo:padding-right="0.191cm" fo:padding-top="0cm" fo:padding-bottom="0cm" fo:border="0.5pt solid #000000"/>
    </style:style>
    <style:style style:name="Table1.F5" style:family="table-cell">
      <style:table-cell-properties fo:padding-left="0.191cm" fo:padding-right="0.191cm" fo:padding-top="0cm" fo:padding-bottom="0cm" fo:border="0.5pt solid #000000"/>
    </style:style>
    <style:style style:name="Table1.G5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C6" style:family="table-cell">
      <style:table-cell-properties fo:padding-left="0.191cm" fo:padding-right="0.191cm" fo:padding-top="0cm" fo:padding-bottom="0cm" fo:border="0.5pt solid #000000"/>
    </style:style>
    <style:style style:name="Table1.D6" style:family="table-cell">
      <style:table-cell-properties fo:padding-left="0.191cm" fo:padding-right="0.191cm" fo:padding-top="0cm" fo:padding-bottom="0cm" fo:border="0.5pt solid #000000"/>
    </style:style>
    <style:style style:name="Table1.E6" style:family="table-cell">
      <style:table-cell-properties fo:padding-left="0.191cm" fo:padding-right="0.191cm" fo:padding-top="0cm" fo:padding-bottom="0cm" fo:border="0.5pt solid #000000"/>
    </style:style>
    <style:style style:name="Table1.F6" style:family="table-cell">
      <style:table-cell-properties fo:padding-left="0.191cm" fo:padding-right="0.191cm" fo:padding-top="0cm" fo:padding-bottom="0cm" fo:border="0.5pt solid #000000"/>
    </style:style>
    <style:style style:name="Table1.G6" style:family="table-cell">
      <style:table-cell-properties fo:padding-left="0.191cm" fo:padding-right="0.191cm" fo:padding-top="0cm" fo:padding-bottom="0cm" fo:border="0.5pt solid #000000"/>
    </style:style>
    <style:style style:name="Table1.A7" style:family="table-cell">
      <style:table-cell-properties fo:padding-left="0.191cm" fo:padding-right="0.191cm" fo:padding-top="0cm" fo:padding-bottom="0cm" fo:border="0.5pt solid #000000"/>
    </style:style>
    <style:style style:name="Table1.B7" style:family="table-cell">
      <style:table-cell-properties fo:padding-left="0.191cm" fo:padding-right="0.191cm" fo:padding-top="0cm" fo:padding-bottom="0cm" fo:border="0.5pt solid #000000"/>
    </style:style>
    <style:style style:name="Table1.C7" style:family="table-cell">
      <style:table-cell-properties fo:padding-left="0.191cm" fo:padding-right="0.191cm" fo:padding-top="0cm" fo:padding-bottom="0cm" fo:border="0.5pt solid #000000"/>
    </style:style>
    <style:style style:name="Table1.D7" style:family="table-cell">
      <style:table-cell-properties fo:padding-left="0.191cm" fo:padding-right="0.191cm" fo:padding-top="0cm" fo:padding-bottom="0cm" fo:border="0.5pt solid #000000"/>
    </style:style>
    <style:style style:name="Table1.E7" style:family="table-cell">
      <style:table-cell-properties fo:padding-left="0.191cm" fo:padding-right="0.191cm" fo:padding-top="0cm" fo:padding-bottom="0cm" fo:border="0.5pt solid #000000"/>
    </style:style>
    <style:style style:name="Table1.F7" style:family="table-cell">
      <style:table-cell-properties fo:padding-left="0.191cm" fo:padding-right="0.191cm" fo:padding-top="0cm" fo:padding-bottom="0cm" fo:border="0.5pt solid #000000"/>
    </style:style>
    <style:style style:name="Table1.G7" style:family="table-cell">
      <style:table-cell-properties fo:padding-left="0.191cm" fo:padding-right="0.191cm" fo:padding-top="0cm" fo:padding-bottom="0cm" fo:border="0.5pt solid #000000"/>
    </style:style>
    <style:style style:name="Table1.8" style:family="table-row">
      <style:table-row-properties style:min-row-height="2.757cm" fo:keep-together="auto"/>
    </style:style>
    <style:style style:name="Table1.A8" style:family="table-cell">
      <style:table-cell-properties fo:padding-left="0.191cm" fo:padding-right="0.191cm" fo:padding-top="0cm" fo:padding-bottom="0cm" fo:border="0.5pt solid #000000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C8" style:family="table-cell">
      <style:table-cell-properties fo:padding-left="0.191cm" fo:padding-right="0.191cm" fo:padding-top="0cm" fo:padding-bottom="0cm" fo:border="0.5pt solid #000000"/>
    </style:style>
    <style:style style:name="Table1.D8" style:family="table-cell">
      <style:table-cell-properties fo:padding-left="0.191cm" fo:padding-right="0.191cm" fo:padding-top="0cm" fo:padding-bottom="0cm" fo:border="0.5pt solid #000000"/>
    </style:style>
    <style:style style:name="Table1.E8" style:family="table-cell">
      <style:table-cell-properties fo:padding-left="0.191cm" fo:padding-right="0.191cm" fo:padding-top="0cm" fo:padding-bottom="0cm" fo:border="0.5pt solid #000000"/>
    </style:style>
    <style:style style:name="Table1.F8" style:family="table-cell">
      <style:table-cell-properties fo:padding-left="0.191cm" fo:padding-right="0.191cm" fo:padding-top="0cm" fo:padding-bottom="0cm" fo:border="0.5pt solid #000000"/>
    </style:style>
    <style:style style:name="Table1.G8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margin-right="-0.002cm" fo:text-align="center" style:justify-single-word="false" fo:text-indent="0cm" style:auto-text-indent="false"/>
    </style:style>
    <style:style style:name="P4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5" style:family="paragraph" style:parent-style-name="Standard">
      <style:paragraph-properties fo:margin-left="-0.252cm" fo:margin-right="-0.097cm" fo:text-align="center" style:justify-single-word="false" fo:text-indent="0cm" style:auto-text-indent="false"/>
    </style:style>
    <style:style style:name="P6" style:family="paragraph" style:parent-style-name="Standard">
      <loext:graphic-properties draw:fill="solid" draw:fill-color="#ffffff"/>
      <style:paragraph-properties fo:margin-right="-0.002cm" fo:text-align="center" style:justify-single-word="false" fo:text-indent="0cm" style:auto-text-indent="false" fo:background-color="#ffffff"/>
    </style:style>
    <style:style style:name="P7" style:family="paragraph" style:parent-style-name="Standard">
      <style:paragraph-properties fo:margin-right="-0.002cm" fo:text-align="center" style:justify-single-word="false" fo:text-indent="1.27cm" style:auto-text-indent="false"/>
    </style:style>
    <style:style style:name="P8" style:family="paragraph" style:parent-style-name="Standard">
      <style:paragraph-properties fo:text-align="center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1" fo:background-color="transparent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10" style:family="paragraph" style:parent-style-name="Standard">
      <style:paragraph-properties fo:margin-left="-0.252cm" fo:margin-right="-0.097cm" fo:text-align="end" style:justify-single-word="false" fo:text-indent="0cm" style:auto-text-indent="false"/>
    </style:style>
    <style:style style:name="P11" style:family="paragraph" style:parent-style-name="Standard">
      <style:paragraph-properties fo:margin-right="-0.002cm" fo:text-align="center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text-align="start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fo:margin-right="-0.002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indent="1.251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solid" draw:fill-color="#ffffff"/>
      <style:paragraph-properties fo:margin-right="-0.002cm" fo:text-align="center" style:justify-single-word="false" fo:text-indent="0cm" style:auto-text-indent="false" fo:background-color="#ffffff"/>
      <style:text-properties fo:font-size="12pt" style:font-size-asian="12pt" style:font-size-complex="12pt"/>
    </style:style>
    <style:style style:name="P16" style:family="paragraph" style:parent-style-name="Standard">
      <style:paragraph-properties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right="-0.002cm" fo:text-align="start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6.001cm" fo:margin-right="-0.002cm" fo:text-align="start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text-indent="1.251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1.251cm" fo:text-indent="0cm" style:auto-text-indent="false">
        <style:tab-stops>
          <style:tab-stop style:position="7.752cm"/>
          <style:tab-stop style:position="8.502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text-indent="0cm" style:auto-text-indent="false"/>
      <style:text-properties fo:font-size="12pt" style:font-size-asian="12pt" style:font-size-complex="10pt"/>
    </style:style>
    <style:style style:name="P22" style:family="paragraph" style:parent-style-name="Standard">
      <style:paragraph-properties fo:margin-left="0.501cm" fo:margin-right="0.499cm" fo:margin-top="0cm" fo:margin-bottom="0cm" style:contextual-spacing="true" fo:hyphenation-ladder-count="no-limit" fo:text-indent="1.27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10.502cm" fo:margin-right="0.499cm" fo:text-align="start" style:justify-single-word="false" fo:text-indent="0cm" style:auto-text-indent="false"/>
    </style:style>
    <style:style style:name="P24" style:family="paragraph" style:parent-style-name="Standard">
      <style:paragraph-properties fo:margin-left="10.001cm" fo:margin-right="0.499cm" fo:text-align="start" style:justify-single-word="false" fo:text-indent="0cm" style:auto-text-indent="false"/>
    </style:style>
    <style:style style:name="P25" style:family="paragraph" style:parent-style-name="Standard">
      <style:paragraph-properties fo:margin-left="6.001cm" fo:margin-right="-0.002cm" fo:text-align="start" style:justify-single-word="false" fo:text-indent="0cm" style:auto-text-indent="false"/>
    </style:style>
    <style:style style:name="P26" style:family="paragraph" style:parent-style-name="Standard">
      <style:paragraph-properties fo:margin-left="6.001cm" fo:margin-right="0.501cm" fo:text-align="start" style:justify-single-word="false" fo:text-indent="0cm" style:auto-text-indent="false"/>
    </style:style>
    <style:style style:name="P27" style:family="paragraph" style:parent-style-name="Standard">
      <style:paragraph-properties fo:margin-right="-0.002cm" fo:text-align="start" style:justify-single-word="false" fo:text-indent="0cm" style:auto-text-indent="false"/>
    </style:style>
    <style:style style:name="P28" style:family="paragraph" style:parent-style-name="Standard">
      <style:paragraph-properties fo:margin-right="-0.192cm" fo:text-align="start" style:justify-single-word="false" fo:text-indent="0cm" style:auto-text-indent="false"/>
    </style:style>
    <style:style style:name="P29" style:family="paragraph" style:parent-style-name="Standard">
      <style:paragraph-properties fo:text-align="start" style:justify-single-word="false" fo:text-indent="0cm" style:auto-text-indent="false"/>
    </style:style>
    <style:style style:name="P30" style:family="paragraph" style:parent-style-name="Standard">
      <style:paragraph-properties fo:margin-right="-0.205cm" fo:text-align="start" style:justify-single-word="false" fo:text-indent="0cm" style:auto-text-indent="false"/>
    </style:style>
    <style:style style:name="P31" style:family="paragraph" style:parent-style-name="Standard">
      <style:paragraph-properties fo:margin-left="10.001cm" fo:margin-right="0.501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right="-0.191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text-align="start" style:justify-single-word="false" fo:text-indent="1.27cm" style:auto-text-indent="false"/>
    </style:style>
    <style:style style:name="P34" style:family="paragraph" style:parent-style-name="Standard">
      <style:paragraph-properties fo:margin-right="-0.002cm" fo:line-height="150%" fo:text-align="start" style:justify-single-word="false" fo:text-indent="0cm" style:auto-text-indent="false"/>
    </style:style>
    <style:style style:name="P35" style:family="paragraph" style:parent-style-name="Standard">
      <style:paragraph-properties fo:margin-left="6.001cm" fo:margin-right="-0.002cm" fo:line-height="150%" fo:text-align="start" style:justify-single-word="false" fo:text-indent="0cm" style:auto-text-indent="false"/>
    </style:style>
    <style:style style:name="P36" style:family="paragraph" style:parent-style-name="Standard">
      <style:paragraph-properties fo:margin-right="-0.002cm" fo:margin-top="0cm" fo:margin-bottom="0cm" style:contextual-spacing="false" fo:text-indent="1.27cm" style:auto-text-indent="false" fo:break-before="page"/>
    </style:style>
    <style:style style:name="P37" style:family="paragraph" style:parent-style-name="Standard">
      <style:paragraph-properties fo:margin-left="9.502cm" fo:text-indent="1.27cm" style:auto-text-indent="false"/>
    </style:style>
    <style:style style:name="P38" style:family="paragraph" style:parent-style-name="Standard">
      <style:paragraph-properties fo:margin-right="-0.002cm" fo:margin-top="0cm" fo:margin-bottom="0cm" style:contextual-spacing="true" fo:hyphenation-ladder-count="no-limit" fo:text-indent="1.27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right="-0.503cm" fo:line-height="125%" fo:text-align="start" style:justify-single-word="false" fo:orphans="0" fo:widows="0" fo:text-indent="1.27cm" style:auto-text-indent="false"/>
    </style:style>
    <style:style style:name="P41" style:family="paragraph" style:parent-style-name="Standard">
      <style:paragraph-properties fo:line-height="125%" fo:text-align="start" style:justify-single-word="false" fo:orphans="0" fo:widows="0" fo:text-indent="1.27cm" style:auto-text-indent="false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43" style:family="paragraph" style:parent-style-name="Standard">
      <style:paragraph-properties fo:margin-right="-0.205cm" fo:text-align="start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44" style:family="paragraph" style:parent-style-name="Standard">
      <style:paragraph-properties fo:text-indent="0cm" style:auto-text-indent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right="-0.441cm" fo:text-indent="0cm" style:auto-text-indent="false"/>
      <style:text-properties fo:font-size="10pt" style:font-size-asian="10pt" style:font-size-complex="10pt"/>
    </style:style>
    <style:style style:name="P46" style:family="paragraph" style:parent-style-name="Standard">
      <style:paragraph-properties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text-align="center" style:justify-single-word="false" fo:text-indent="-0.191cm" style:auto-text-indent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right="-0.009cm" fo:text-align="start" style:justify-single-word="false" fo:hyphenation-ladder-count="no-limit" fo:text-indent="0cm" style:auto-text-indent="false">
        <style:tab-stops>
          <style:tab-stop style:position="16.501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fo:font-size="8pt" style:font-size-asian="8pt" style:font-size-complex="8pt"/>
    </style:style>
    <style:style style:name="P50" style:family="paragraph" style:parent-style-name="Standard">
      <style:paragraph-properties fo:text-indent="0cm" style:auto-text-indent="false"/>
      <style:text-properties fo:font-size="8pt" officeooo:rsid="0002efe9" officeooo:paragraph-rsid="0002efe9" style:font-size-asian="8pt" style:font-size-complex="8pt"/>
    </style:style>
    <style:style style:name="P51" style:family="paragraph" style:parent-style-name="Standard">
      <style:paragraph-properties fo:text-indent="0cm" style:auto-text-indent="false"/>
      <style:text-properties fo:font-size="8pt" officeooo:paragraph-rsid="0002efe9" style:font-size-asian="8pt" style:font-size-complex="8pt"/>
    </style:style>
    <style:style style:name="P52" style:family="paragraph" style:parent-style-name="Standard">
      <style:paragraph-properties fo:text-indent="0cm" style:auto-text-indent="false"/>
    </style:style>
    <style:style style:name="P53" style:family="paragraph" style:parent-style-name="Standard">
      <style:paragraph-properties fo:margin-left="1.251cm" fo:text-indent="0cm" style:auto-text-indent="false"/>
    </style:style>
    <style:style style:name="P54" style:family="paragraph" style:parent-style-name="Standard">
      <style:paragraph-properties fo:text-indent="1.251cm" style:auto-text-indent="false"/>
    </style:style>
    <style:style style:name="P55" style:family="paragraph" style:parent-style-name="Standard">
      <style:paragraph-properties fo:margin-left="1.251cm" fo:text-indent="0cm" style:auto-text-indent="false">
        <style:tab-stops>
          <style:tab-stop style:position="7.752cm"/>
          <style:tab-stop style:position="8.502cm"/>
        </style:tab-stops>
      </style:paragraph-properties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fo:color="#000000" loext:opacity="100%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5pt" fo:font-weight="bold" style:font-size-asian="5pt" style:font-weight-asian="bold" style:font-size-complex="5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weight-complex="bold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style:font-size-asian="12pt" style:font-size-complex="12pt" style:language-complex="ru" style:country-complex="RU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9.5pt" style:font-size-asian="9.5pt" style:font-size-complex="9.5pt"/>
    </style:style>
    <style:style style:name="T12" style:family="text">
      <style:text-properties fo:font-size="7.5pt" style:font-size-asian="7.5pt" style:font-size-complex="7.5pt"/>
    </style:style>
    <style:style style:name="T13" style:family="text">
      <style:text-properties fo:font-size="6.5pt" style:font-size-asian="6.5pt" style:font-size-complex="6.5pt"/>
    </style:style>
    <style:style style:name="T14" style:family="text">
      <style:text-properties style:font-name="Times New Roman" fo:font-size="12pt" fo:font-weight="normal" style:font-size-asian="12pt" style:font-weight-asian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2efe9" style:font-size-asian="12pt" style:font-size-complex="12pt"/>
    </style:style>
    <style:style style:name="T17" style:family="text">
      <style:text-properties fo:font-size="12pt" style:font-size-asian="12pt" style:font-size-complex="10pt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2efe9" style:font-size-asian="12pt" style:font-weight-asian="bold" style:font-size-complex="12pt"/>
    </style:style>
    <style:style style:name="T21" style:family="text">
      <style:text-properties fo:font-size="12pt" fo:font-style="italic" style:font-size-asian="12pt" style:font-style-asian="italic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style="italic" fo:font-weight="normal" officeooo:rsid="0002efe9" style:font-size-asian="12pt" style:font-style-asian="italic" style:font-weight-asian="normal" style:font-size-complex="12pt" style:font-weight-complex="normal"/>
    </style:style>
    <style:style style:name="T24" style:family="text">
      <style:text-properties fo:font-size="12pt" fo:font-style="italic" fo:font-weight="normal" officeooo:rsid="0002efe9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02efe9" style:font-size-asian="12pt" style:font-size-complex="12pt"/>
    </style:style>
    <style:style style:name="T28" style:family="text">
      <style:text-properties fo:font-size="12pt" style:text-underline-style="solid" style:text-underline-width="auto" style:text-underline-color="font-color" officeooo:rsid="0005319d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2efe9" style:font-size-asian="12pt" style:font-weight-asian="normal" style:font-size-complex="12pt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000000" loext:opacity="100%" fo:font-size="12pt" fo:font-style="italic" style:font-size-asian="12pt" style:font-style-asian="italic" style:font-size-complex="12pt">
        <loext:char-complex-color loext:theme-type="dark1" loext:color-type="theme"/>
      </style:text-properties>
    </style:style>
    <style:style style:name="T33" style:family="text">
      <style:text-properties fo:color="#000000" loext:opacity="100%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34" style:family="text">
      <style:text-properties style:text-position="super 58%" fo:font-size="12pt" style:font-size-asian="12pt" style:font-size-complex="12pt"/>
    </style:style>
    <style:style style:name="T35" style:family="text">
      <style:text-properties fo:color="#7f7f7f" loext:opacity="100%" fo:font-size="12pt" style:font-size-asian="12pt" style:font-size-complex="12pt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fo:color="#7f7f7f" loext:opacity="100%" fo:font-size="12pt" fo:font-style="italic" style:font-size-asian="12pt" style:font-style-asian="italic" style:font-size-complex="12pt">
        <loext:char-complex-color loext:theme-type="dark1" loext:color-type="theme">
          <loext:transformation loext:type="tint" loext:value="4980"/>
        </loext:char-complex-color>
      </style:text-properties>
    </style:style>
    <style:style style:name="T37" style:family="text">
      <style:text-properties fo:color="#7f7f7f" loext:opacity="100%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8" style:family="text">
      <style:text-properties fo:color="#7f7f7f" loext:opacity="100%" fo:font-size="10pt" fo:font-style="italic" style:font-size-asian="10pt" style:font-style-asian="italic" style:font-size-complex="10pt" fo:background-color="#ffff00">
        <loext:char-complex-color loext:theme-type="dark1" loext:color-type="theme">
          <loext:transformation loext:type="tint" loext:value="4980"/>
        </loext:char-complex-color>
      </style:text-properties>
    </style:style>
    <style:style style:name="T39" style:family="text">
      <style:text-properties fo:font-size="10pt" fo:font-weight="bold" style:font-size-asian="10pt" style:font-weight-asian="bold" style:font-size-complex="10pt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fo:background-color="#c0c0c0"/>
    </style:style>
    <style:style style:name="T42" style:family="text">
      <style:text-properties fo:font-size="10pt" style:font-name-asian="TimesNewRoman" style:font-size-asian="10pt" style:font-name-complex="TimesNewRoman" style:font-size-complex="10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font-style="italic" style:font-size-asian="10pt" style:font-style-asian="italic" style:font-size-complex="10pt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font-size="9pt" style:font-size-asian="9pt" style:font-size-complex="12pt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officeooo:rsid="0002efe9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51" style:family="text">
      <style:text-properties fo:font-size="10pt" fo:font-weight="bold" style:font-size-asian="10pt" style:font-weight-asian="bold" style:font-size-complex="10pt" style:font-weight-complex="bold" fo:background-color="#c0c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инистерство науки и высшего образования Российской Федерации</text:span></text:p>
      <text:p text:style-name="P3" loext:marker-style-name="T1"><text:span text:style-name="T1">Федеральное государственное автономное образовательное учреждение</text:span><text:span text:style-name="T1"/></text:p>
      <text:p text:style-name="P3" loext:marker-style-name="T1"><text:span text:style-name="T1">высшего образования</text:span><text:span text:style-name="T1"/></text:p>
      <text:p text:style-name="P13" loext:marker-style-name="T18"/>
      <text:p text:style-name="P3" loext:marker-style-name="T3"><text:span text:style-name="T3">«Пермский национальный исследовательский </text:span><text:span text:style-name="T3"/></text:p>
      <text:p text:style-name="P3" loext:marker-style-name="T3"><text:span text:style-name="T3">политехнический университет»</text:span><text:span text:style-name="T3"/></text:p>
      <text:p text:style-name="P15" loext:marker-style-name="T15"/>
      <text:p text:style-name="P6">Электротехнический факультет </text:p>
      <text:p text:style-name="P6">кафедра «Информационные технологии и автоматизированные системы»</text:p>
      <text:p text:style-name="P3" loext:marker-style-name="T15">направление подготовки: <text:span text:style-name="T5">09.03.04 Программная инженерия</text:span></text:p>
      <text:p text:style-name="P23"/>
      <text:p text:style-name="P23"/>
      <text:p text:style-name="P24" loext:marker-style-name="T15"><text:span text:style-name="T15">УТВЕРЖДАЮ</text:span><text:span text:style-name="T15"/></text:p>
      <text:p text:style-name="P24" loext:marker-style-name="T15"><text:span text:style-name="T15">Зав. кафедрой </text:span><text:span text:style-name="T15"/></text:p>
      <text:p text:style-name="P31" loext:marker-style-name="T15"><text:span text:style-name="T15">«Информационные технологии</text:span><text:span text:style-name="T15"/></text:p>
      <text:p text:style-name="P31" loext:marker-style-name="T15"><text:span text:style-name="T15">и автоматизированные системы»</text:span><text:span text:style-name="T15"/></text:p>
      <text:p text:style-name="P24" loext:marker-style-name="T15"><text:span text:style-name="T6">д-р экон. наук, профессор</text:span><text:span text:style-name="T6"/></text:p>
      <text:p text:style-name="P24" loext:marker-style-name="T15"><text:span text:style-name="T15">______________Р.А Файзрахманов</text:span><text:span text:style-name="T15"/></text:p>
      <text:p text:style-name="P24" loext:marker-style-name="T15"><text:span text:style-name="T15"><text:s/>«___» _____________ 2024 г.</text:span><text:span text:style-name="T15"/></text:p>
      <text:p text:style-name="P16" loext:marker-style-name="T15"/>
      <text:p text:style-name="P16" loext:marker-style-name="T15"/>
      <text:p text:style-name="P11" loext:marker-style-name="T3"/>
      <text:p text:style-name="P3" loext:marker-style-name="T18"><text:span text:style-name="T18">Рабочий график (план)</text:span><text:span text:style-name="T18"/></text:p>
      <text:p text:style-name="P3" loext:marker-style-name="T18"><text:span text:style-name="T18">проведения практики</text:span><text:span text:style-name="T18"/></text:p>
      <text:p text:style-name="P13" loext:marker-style-name="T18"/>
      <text:p text:style-name="P13" loext:marker-style-name="T18"/>
      <text:p text:style-name="P13" loext:marker-style-name="T18"/>
      <text:p text:style-name="P34" loext:marker-style-name="T32"><text:span text:style-name="T18">Вид практики: </text:span><text:span text:style-name="T32">учебная</text:span></text:p>
      <text:p text:style-name="P34" loext:marker-style-name="T32"><text:span text:style-name="T33">Тип практики: </text:span><text:span text:style-name="T32">по получению профессии</text:span></text:p>
      <text:p text:style-name="P34" loext:marker-style-name="T22"><text:span text:style-name="T19">Место проведения: </text:span><text:span text:style-name="T24">ООО «Веб Депо»</text:span></text:p>
      <text:p text:style-name="P34" loext:marker-style-name="T21"><text:span text:style-name="T18">Сроки и продолжительность практики: </text:span><text:span text:style-name="T21">с 10.06.2024 г. по 07.07.2024 г. (4 недели)</text:span></text:p>
      <text:p text:style-name="P34" loext:marker-style-name="T21"><text:span text:style-name="T18">Учебная группа: </text:span><text:span text:style-name="T23">РИС-22-2б</text:span></text:p>
      <text:p text:style-name="P17" loext:marker-style-name="T15"/>
      <text:p text:style-name="P18" loext:marker-style-name="T15"/>
      <text:p text:style-name="P25" loext:marker-style-name="T15"><text:span text:style-name="T15">СОСТАВИТЕЛЬ:</text:span><text:span text:style-name="T15"/></text:p>
      <text:p text:style-name="P35" loext:marker-style-name="T15"><text:span text:style-name="T15">Ст. препод. кафедры ИТАС Елисеева Е.Н.</text:span><text:span text:style-name="T15"/></text:p>
      <text:p text:style-name="P25" loext:marker-style-name="T15"><text:span text:style-name="T15">__________________<text:tab/><text:tab/>__________________</text:span><text:span text:style-name="T15"/></text:p>
      <text:p text:style-name="P26" loext:marker-style-name="T15"><text:span text:style-name="T15"><text:tab/><text:tab/>(дата)<text:tab/><text:tab/><text:tab/><text:tab/><text:tab/>(подпись)</text:span><text:span text:style-name="T15"/></text:p>
      <text:p text:style-name="P26"/>
      <text:p text:style-name="P27"/>
      <text:p text:style-name="P3"/>
      <text:p text:style-name="P3"/>
      <text:p text:style-name="P3"/>
      <text:p text:style-name="P3">Пермь 2024</text:p>
      <text:p text:style-name="P12" loext:marker-style-name="T3"/>
      <text:p text:style-name="P36" loext:marker-style-name="T18"><text:span text:style-name="T18">Индивидуальное задание на практику студента группы </text:span><text:span text:style-name="T20">РИС-22-2б</text:span></text:p>
      <text:p text:style-name="P7"><text:span text:style-name="T27">Прядеин Иван Алексеевич</text:span></text:p>
      <text:p text:style-name="P7" loext:marker-style-name="T34"><text:span text:style-name="T34">(Фамилия, Имя, Отчество)</text:span><text:span text:style-name="T34"/></text:p>
      <text:p text:style-name="P38" loext:marker-style-name="T15"><text:span text:style-name="T19">1. Тема индивидуального задания</text:span><text:span text:style-name="T15">: «</text:span><text:span text:style-name="T16">Разработка платформы для обмена ассетами и инди-играми»;</text:span></text:p>
      <text:p text:style-name="P40" loext:marker-style-name="T15"><text:span text:style-name="T18">2. Цель: </text:span><text:span text:style-name="T15">Формирование компетенций в соответствии с требованиями программы практики:</text:span></text:p>
      <text:p text:style-name="P41" loext:marker-style-name="T15"><text:span text:style-name="T18">ПК-1.1. </text:span><text:span text:style-name="T15">Способен проектировать программное обеспечение;</text:span></text:p>
      <text:p text:style-name="P41" loext:marker-style-name="T7"><text:span text:style-name="T18">ПК-1.3. </text:span><text:span text:style-name="T15">Способен анализировать требования к программному обеспечению</text:span><text:span text:style-name="T7">.</text:span></text:p>
      <text:p text:style-name="P22" loext:marker-style-name="T25"/>
      <text:p text:style-name="P33" loext:marker-style-name="T3"><text:span text:style-name="T3">3. Рабочий график (план) проведения практики</text:span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2" office:value-type="string">
            <text:p text:style-name="P2" loext:marker-style-name="T39"><text:span text:style-name="T39">№</text:span><text:span text:style-name="T39"/></text:p>
          </table:table-cell>
          <table:table-cell table:style-name="Table1.A1" table:number-rows-spanned="2" office:value-type="string">
            <text:p text:style-name="P4" loext:marker-style-name="T39"><text:span text:style-name="T39">Наименование этапа</text:span><text:span text:style-name="T39"/></text:p>
          </table:table-cell>
          <table:table-cell table:style-name="Table1.A1" table:number-rows-spanned="2" office:value-type="string">
            <text:p text:style-name="P2" loext:marker-style-name="T39"><text:span text:style-name="T39">Наименование работ</text:span><text:span text:style-name="T39"/></text:p>
          </table:table-cell>
          <table:table-cell table:style-name="Table1.A1" table:number-rows-spanned="2" office:value-type="string">
            <text:p text:style-name="P2" loext:marker-style-name="T39"><text:span text:style-name="T39">Место выполнения (подразделение)</text:span><text:span text:style-name="T39"/></text:p>
          </table:table-cell>
          <table:table-cell table:style-name="Table1.A1" table:number-columns-spanned="2" office:value-type="string">
            <text:p text:style-name="P2" loext:marker-style-name="T39"><text:span text:style-name="T39">Сроки</text:span><text:span text:style-name="T39"/></text:p>
          </table:table-cell>
          <table:covered-table-cell/>
          <table:table-cell table:style-name="Table1.A1" table:number-rows-spanned="2" office:value-type="string">
            <text:p text:style-name="P8" loext:marker-style-name="T39"><text:span text:style-name="T39">Отметка о выполнении работы</text:span><text:span text:style-name="T39"/></text:p>
            <text:p text:style-name="P8" loext:marker-style-name="T45"><text:span text:style-name="T45">(оценка и подпись руководителя по практической подготовке от кафедры)</text:span><text:span text:style-name="T45"/></text:p>
          </table:table-cell>
        </table:table-row>
        <table:table-row table:style-name="Table1.2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5" loext:marker-style-name="T39"><text:span text:style-name="T39">начало</text:span><text:span text:style-name="T39"/></text:p>
          </table:table-cell>
          <table:table-cell table:style-name="Table1.A1" office:value-type="string">
            <text:p text:style-name="P10" loext:marker-style-name="T39"><text:span text:style-name="T39">окончание</text:span><text:span text:style-name="T39"/></text:p>
          </table:table-cell>
          <table:covered-table-cell table:style-name="Table1.A1"/>
        </table:table-row>
        <table:table-row table:style-name="Table1.3">
          <table:table-cell table:style-name="Table1.A3" office:value-type="string">
            <text:p text:style-name="P52" loext:marker-style-name="T17"><text:span text:style-name="T17">1</text:span><text:span text:style-name="T17"/></text:p>
          </table:table-cell>
          <table:table-cell table:style-name="Table1.B3" office:value-type="string">
            <text:p text:style-name="P28" loext:marker-style-name="T42"><text:span text:style-name="T40">1 этап (начальный)</text:span><text:span text:style-name="T50"/></text:p>
          </table:table-cell>
          <table:table-cell table:style-name="Table1.C3" office:value-type="string">
            <text:p text:style-name="P56"><text:span text:style-name="T44">Вводное занятие: подготовка к прохождению практики, ознакомление студентов с целями и задачами практики; с этапами проведения практики; с требованиями, которые предъявляются студентам; с используемой нормативно-технической документацией, методиками проведения исследований и анализа, литературой для составления отчёта.</text:span></text:p>
          </table:table-cell>
          <table:table-cell table:style-name="Table1.D3" office:value-type="string">
            <text:p text:style-name="P44" loext:marker-style-name="T43"/>
          </table:table-cell>
          <table:table-cell table:style-name="Table1.E3" office:value-type="string">
            <text:p text:style-name="P50" loext:marker-style-name="T45">10.06.2024</text:p>
          </table:table-cell>
          <table:table-cell table:style-name="Table1.F3" office:value-type="string">
            <text:p text:style-name="P50" loext:marker-style-name="T45">10.06.2024</text:p>
          </table:table-cell>
          <table:table-cell table:style-name="Table1.G3" office:value-type="string"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39" loext:marker-style-name="T43"><text:span text:style-name="T43"><text:s text:c="8"/></text:span><text:span text:style-name="T43"/></text:p>
          </table:table-cell>
        </table:table-row>
        <table:table-row table:style-name="Table1.4">
          <table:table-cell table:style-name="Table1.A4" table:number-rows-spanned="4" office:value-type="string">
            <text:p text:style-name="P52" loext:marker-style-name="T17"><text:span text:style-name="T17">2</text:span><text:span text:style-name="T17"/></text:p>
          </table:table-cell>
          <table:table-cell table:style-name="Table1.B4" table:number-rows-spanned="4" office:value-type="string">
            <text:p text:style-name="P30" loext:marker-style-name="T39"><text:span text:style-name="T39">2 этап (основной)</text:span><text:span text:style-name="T39"/></text:p>
          </table:table-cell>
          <table:table-cell table:style-name="Table1.C4" office:value-type="string">
            <text:p text:style-name="P56"><text:span text:style-name="T44">Сбор, анализ и систематизация информации. Включает следующие виды работ: анализ нормативно-правовых документов; изучение технологии научных исследований; применение полученных знаний к индивидуальной теме исследования; сбор информации по выбранной тематике</text:span></text:p>
          </table:table-cell>
          <table:table-cell table:style-name="Table1.D4" table:number-rows-spanned="4" office:value-type="string">
            <text:p text:style-name="P45" loext:marker-style-name="T43"/>
          </table:table-cell>
          <table:table-cell table:style-name="Table1.E4" office:value-type="string">
            <text:p text:style-name="P50" loext:marker-style-name="T45">11.06.2024</text:p>
          </table:table-cell>
          <table:table-cell table:style-name="Table1.F4" office:value-type="string">
            <text:p text:style-name="P50" loext:marker-style-name="T45">15.06.2024</text:p>
          </table:table-cell>
          <table:table-cell table:style-name="Table1.G4" table:number-rows-spanned="4" office:value-type="string">
            <text:p text:style-name="P39" loext:marker-style-name="T43"><text:span text:style-name="T43"><text:s text:c="10"/></text:span><text:span text:style-name="T43"/></text:p>
            <text:p text:style-name="P39" loext:marker-style-name="T43"><text:span text:style-name="T43"><text:s/></text:span><text:span text:style-name="T43"/></text:p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46" loext:marker-style-name="T43"/>
            <text:p text:style-name="P39" loext:marker-style-name="T43"><text:span text:style-name="T43"><text:s text:c="9"/></text:span><text:span text:style-name="T43"/></text:p>
          </table:table-cell>
        </table:table-row>
        <table:table-row table:style-name="Table1.5">
          <table:covered-table-cell table:style-name="Table1.A5"/>
          <table:covered-table-cell table:style-name="Table1.B5"/>
          <table:table-cell table:style-name="Table1.C5" office:value-type="string">
            <text:p text:style-name="P56"><text:span text:style-name="T44">Изучение и описание оборудования, программного' обеспечения, применяемого для организации работы вычислительных систем, компьютерной техники, технических средств подразделения.</text:span></text:p>
          </table:table-cell>
          <table:covered-table-cell table:style-name="Table1.D5"/>
          <table:table-cell table:style-name="Table1.E5" office:value-type="string">
            <text:p text:style-name="P50" loext:marker-style-name="T45">16.06.2024</text:p>
          </table:table-cell>
          <table:table-cell table:style-name="Table1.F5" office:value-type="string">
            <text:p text:style-name="P51" loext:marker-style-name="T45"><text:span text:style-name="T48">20.06.2024</text:span></text:p>
          </table:table-cell>
          <table:covered-table-cell table:style-name="Table1.G5"/>
        </table:table-row>
        <table:table-row table:style-name="Table1.5">
          <table:covered-table-cell table:style-name="Table1.A6"/>
          <table:covered-table-cell table:style-name="Table1.B6"/>
          <table:table-cell table:style-name="Table1.C6" office:value-type="string">
            <text:p text:style-name="P56"><text:span text:style-name="T44">Изучение возможностей существующей программно-технической архитектуры, проектирование программных интерфейсов</text:span></text:p>
          </table:table-cell>
          <table:covered-table-cell table:style-name="Table1.D6"/>
          <table:table-cell table:style-name="Table1.E6" office:value-type="string">
            <text:p text:style-name="P50" loext:marker-style-name="T45">21.06.2024</text:p>
          </table:table-cell>
          <table:table-cell table:style-name="Table1.F6" office:value-type="string">
            <text:p text:style-name="P50" loext:marker-style-name="T45">28.06.2024</text:p>
          </table:table-cell>
          <table:covered-table-cell table:style-name="Table1.G6"/>
        </table:table-row>
        <table:table-row table:style-name="Table1.5">
          <table:covered-table-cell table:style-name="Table1.A7"/>
          <table:covered-table-cell table:style-name="Table1.B7"/>
          <table:table-cell table:style-name="Table1.C7" office:value-type="string">
            <text:p text:style-name="P56"><text:span text:style-name="T44">Применение методов и </text:span><text:soft-page-break/><text:span text:style-name="T44">средств проектирования программного обеспечения, структур данных, баз данных, программных интерфейсов.</text:span></text:p>
          </table:table-cell>
          <table:covered-table-cell table:style-name="Table1.D7"/>
          <table:table-cell table:style-name="Table1.E7" office:value-type="string">
            <text:p text:style-name="P50" loext:marker-style-name="T45">29.06.2024</text:p>
          </table:table-cell>
          <table:table-cell table:style-name="Table1.F7" office:value-type="string">
            <text:p text:style-name="P50" loext:marker-style-name="T45">3.07.2024</text:p>
          </table:table-cell>
          <table:covered-table-cell table:style-name="Table1.G7"/>
        </table:table-row>
        <table:table-row table:style-name="Table1.8">
          <table:table-cell table:style-name="Table1.A8" office:value-type="string">
            <text:p text:style-name="P52" loext:marker-style-name="T17"><text:span text:style-name="T17">3</text:span><text:span text:style-name="T17"/></text:p>
          </table:table-cell>
          <table:table-cell table:style-name="Table1.B8" office:value-type="string">
            <text:p text:style-name="P32" loext:marker-style-name="T41"><text:span text:style-name="T40">3 этап (итоговый)</text:span><text:span text:style-name="T51"/></text:p>
          </table:table-cell>
          <table:table-cell table:style-name="Table1.C8" office:value-type="string">
            <text:p text:style-name="P29" loext:marker-style-name="T43"><text:span text:style-name="T43">Составление отчета по практике</text:span><text:span text:style-name="T43"/></text:p>
          </table:table-cell>
          <table:table-cell table:style-name="Table1.D8" office:value-type="string">
            <text:p text:style-name="P47" loext:marker-style-name="T43"/>
          </table:table-cell>
          <table:table-cell table:style-name="Table1.E8" office:value-type="string">
            <text:p text:style-name="P50" loext:marker-style-name="T45">4.07.2024</text:p>
          </table:table-cell>
          <table:table-cell table:style-name="Table1.F8" office:value-type="string">
            <text:p text:style-name="P50" loext:marker-style-name="T45">7.07.2024</text:p>
          </table:table-cell>
          <table:table-cell table:style-name="Table1.G8" office:value-type="string">
            <text:p text:style-name="P39" loext:marker-style-name="T43"><text:span text:style-name="T43"><text:s text:c="10"/></text:span><text:span text:style-name="T43"/></text:p>
          </table:table-cell>
        </table:table-row>
      </table:table>
      <text:p text:style-name="P48" loext:marker-style-name="T43"/>
      <text:p text:style-name="P19" loext:marker-style-name="T15"/>
      <text:p text:style-name="P19" loext:marker-style-name="T15"/>
      <text:p text:style-name="P54" loext:marker-style-name="T18"><text:span text:style-name="T18">4.<text:tab/>Место прохождения практики:<text:tab/></text:span><text:span text:style-name="T30">ООО «Веб Депо»</text:span></text:p>
      <text:p text:style-name="P54" loext:marker-style-name="T18"><text:span text:style-name="T18">5.<text:tab/>Срок сдачи студентом отчета по практике и отзыва: </text:span><text:span text:style-name="T15">до 01.09.2024</text:span><text:span text:style-name="T16"> г.</text:span><text:span text:style-name="T18"><text:tab/></text:span></text:p>
      <text:p text:style-name="P54" loext:marker-style-name="T18"><text:span text:style-name="T18">6.<text:tab/>Содержание отчета:</text:span></text:p>
      <text:p text:style-name="Standard"><text:a xlink:type="simple" xlink:href="#__RefHeading___Toc22117_3762874169" text:style-name="Index_20_Link" text:visited-style-name="Index_20_Link"><text:span text:style-name="T15">Введение</text:span></text:a></text:p>
      <text:p text:style-name="Standard"><text:a xlink:type="simple" xlink:href="#__RefHeading___Toc22119_3762874169" text:style-name="Index_20_Link" text:visited-style-name="Index_20_Link"><text:span text:style-name="T15">1 Анализ предметной области</text:span></text:a></text:p>
      <text:p text:style-name="Standard"><text:a xlink:type="simple" xlink:href="#__RefHeading___Toc22121_3762874169" text:style-name="Index_20_Link" text:visited-style-name="Index_20_Link"><text:span text:style-name="T15">2 Проектирование системы</text:span></text:a></text:p>
      <text:p text:style-name="Standard"><text:a xlink:type="simple" xlink:href="#__RefHeading___Toc22123_3762874169" text:style-name="Index_20_Link" text:visited-style-name="Index_20_Link"><text:span text:style-name="T15">2.1 Выбор технологий</text:span></text:a></text:p>
      <text:p text:style-name="Standard"><text:a xlink:type="simple" xlink:href="#__RefHeading___Toc22125_3762874169" text:style-name="Index_20_Link" text:visited-style-name="Index_20_Link"><text:span text:style-name="T15">2.2 Проектирование базы данных</text:span></text:a></text:p>
      <text:p text:style-name="Standard"><text:a xlink:type="simple" xlink:href="#__RefHeading___Toc22127_3762874169" text:style-name="Index_20_Link" text:visited-style-name="Index_20_Link"><text:span text:style-name="T15">2.3 Пользовательский интерфейс</text:span></text:a></text:p>
      <text:p text:style-name="Standard"><text:a xlink:type="simple" xlink:href="#__RefHeading___Toc22129_3762874169" text:style-name="Index_20_Link" text:visited-style-name="Index_20_Link"><text:span text:style-name="T15">Выводы</text:span></text:a></text:p>
      <text:p text:style-name="Standard"><text:a xlink:type="simple" xlink:href="#__RefHeading___Toc22131_3762874169" text:style-name="Index_20_Link" text:visited-style-name="Index_20_Link"><text:span text:style-name="T15">3 Разработка веб-приложения</text:span></text:a></text:p>
      <text:p text:style-name="Standard"><text:a xlink:type="simple" xlink:href="#__RefHeading___Toc22133_3762874169" text:style-name="Index_20_Link" text:visited-style-name="Index_20_Link"><text:span text:style-name="T15">3.1 Подготовка веб-сервера</text:span></text:a></text:p>
      <text:p text:style-name="Standard"><text:a xlink:type="simple" xlink:href="#__RefHeading___Toc22135_3762874169" text:style-name="Index_20_Link" text:visited-style-name="Index_20_Link"><text:span text:style-name="T15">3.2 Разработка фронтенда и бэкенда</text:span></text:a></text:p>
      <text:p text:style-name="Standard"><text:a xlink:type="simple" xlink:href="#__RefHeading___Toc22137_3762874169" text:style-name="Index_20_Link" text:visited-style-name="Index_20_Link"><text:span text:style-name="T15">3.3 Проверка работоспособности веб-приложения</text:span></text:a></text:p>
      <text:p text:style-name="Standard"><text:a xlink:type="simple" xlink:href="#__RefHeading___Toc22139_3762874169" text:style-name="Index_20_Link" text:visited-style-name="Index_20_Link"><text:span text:style-name="T15">Выводы</text:span></text:a></text:p>
      <text:p text:style-name="Standard"><text:a xlink:type="simple" xlink:href="#__RefHeading___Toc22141_3762874169" text:style-name="Index_20_Link" text:visited-style-name="Index_20_Link"><text:span text:style-name="T15">Заключение</text:span></text:a></text:p>
      <text:p text:style-name="Standard"><text:a xlink:type="simple" xlink:href="#__RefHeading___Toc22143_3762874169" text:style-name="Index_20_Link" text:visited-style-name="Index_20_Link"><text:span text:style-name="T15">ПРИЛОЖЕНИЕ А. Запросы для создания таблиц базы данных.</text:span></text:a></text:p>
      <text:p text:style-name="Standard"><text:a xlink:type="simple" xlink:href="#__RefHeading___Toc22145_3762874169" text:style-name="Index_20_Link" text:visited-style-name="Index_20_Link"><text:span text:style-name="T15">ПРИЛОЖЕНИЕ Б. Исходный код веб-приложения</text:span></text:a></text:p>
      <text:p text:style-name="P54" loext:marker-style-name="T18"><text:span text:style-name="T18">7.<text:tab/>Требования к разрабатываемой отчетной документации</text:span><text:span text:style-name="T18"/></text:p>
      <text:p text:style-name="P54" loext:marker-style-name="T15"><text:span text:style-name="T15">Отчет по практике должен быть составлен в соответствии с требованиями ГОСТ 7.32-2017 Система стандартов по информации, библиотечному и издательскому делу. Отчет о научно- исследовательской работе. Структура и правила оформления.</text:span><text:span text:style-name="T15"/></text:p>
      <text:p text:style-name="P54" loext:marker-style-name="T15"><text:span text:style-name="T15">Объем отчета должен быть не менее 10 страниц (без учета приложений) машинописного текста (шрифт 12 пт, Times New Roman, через 1 интервал). Отчет должен быть отпечатан на листах формата А4, отформатирован по ширине. К основному разделу отчета прикладывается рабочий график (план) проведения практики.</text:span><text:span text:style-name="T15"/></text:p>
      <text:p text:style-name="P14" loext:marker-style-name="T18"/>
      <text:p text:style-name="P19" loext:marker-style-name="T15"/>
      <text:p text:style-name="P54" loext:marker-style-name="T15"><text:span text:style-name="T15">Руководитель по практической подготовке от кафедры</text:span><text:span text:style-name="T15"/></text:p>
      <text:p text:style-name="P54" loext:marker-style-name="T15"><text:span text:style-name="T15"><text:tab/><text:tab/><text:tab/><text:tab/><text:tab/><text:tab/><text:tab/><text:tab/><text:tab/><text:tab/><text:tab/><text:tab/><text:tab/><text:tab/><text:tab/><text:tab/><text:tab/><text:tab/>_____________ <text:s text:c="2"/>(</text:span><text:span text:style-name="T26">Елисеева Е.Н.</text:span><text:span text:style-name="T15">)</text:span></text:p>
      <text:p text:style-name="P37" loext:marker-style-name="T46"><text:span text:style-name="T46">(подпись) <text:s text:c="23"/>(Ф.И.О.)</text:span><text:span text:style-name="T46"/></text:p>
      <text:p text:style-name="P20" loext:marker-style-name="T15"/>
      <text:p text:style-name="P55" loext:marker-style-name="T15"><text:span text:style-name="T15">Задание принял к исполнению</text:span><text:span text:style-name="T43"><text:tab/><text:tab/><text:tab/><text:tab/><text:tab/><text:tab/></text:span><text:span text:style-name="T15">_____________ <text:s text:c="2"/></text:span><text:span text:style-name="T26">(</text:span><text:span text:style-name="T28">Прядеин И.А.</text:span><text:span text:style-name="T26">)</text:span></text:p>
      <text:p text:style-name="P37" loext:marker-style-name="T47"><text:span text:style-name="T47">(подпись) <text:s text:c="23"/>(Ф.И.О.)</text:span><text:span text:style-name="T47"/></text:p>
      <text:p text:style-name="P53" loext:marker-style-name="T15"><text:span text:style-name="T15"><text:s/>«___» _______________ 20__ г.</text:span><text:span text:style-name="T15"/></text:p>
      <text:p text:style-name="P12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hyphenation-ladder-count="no-limit" fo:text-indent="1.501cm" style:auto-text-indent="false" style:writing-mode="lr-tb"/>
      <style:text-properties fo:font-size="14pt" style:font-size-asian="14pt" style:font-size-complex="14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/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text-align="start" style:justify-single-word="false" fo:text-indent="0cm" style:auto-text-indent="false" fo:keep-with-next="always"/>
      <style:text-properties fo:font-weight="bold" style:letter-kerning="true" style:font-name-asian="MS Gothic" style:font-family-asian="'MS Gothic'" style:font-family-generic-asian="system" style:font-pitch-asian="variable" style:font-weight-asian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MS Gothic" style:font-family-asian="'MS Gothic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 fo:text-align="start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Текст1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>
      <style:paragraph-properties fo:text-indent="1cm" style:auto-text-indent="false"/>
      <style:text-properties fo:font-size="12pt" style:font-size-asian="12pt" style:font-size-complex="12pt"/>
    </style:style>
    <style:style style:name="Body_20_Text_20_21" style:display-name="Body Text 21" style:family="paragraph" style:parent-style-name="Standard">
      <style:paragraph-properties fo:text-indent="1.251cm" style:auto-text-indent="fals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Лекц" style:family="paragraph" style:parent-style-name="Standard">
      <style:paragraph-properties fo:text-indent="1.27cm" style:auto-text-indent="false"/>
    </style:style>
    <style:style style:name="Document_20_Map" style:display-name="Document Map" style:family="paragraph" style:parent-style-name="Standard" loext:linked-style-name="Схема_20_документа_20_Знак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size-complex="10pt"/>
    </style:style>
    <style:style style:name="Цветной_20_список_20__2014__20_акцент_20_1" style:display-name="Цветной список — акцент 1" style:family="paragraph" style:parent-style-name="Standard">
      <style:paragraph-properties fo:margin-left="1.27cm"/>
    </style:style>
    <style:style style:name="Body_20_Text_20_2" style:display-name="Body Text 2" style:family="paragraph" style:parent-style-name="Standard" loext:linked-style-name="Основной_20_текст_20_2_20_Знак">
      <style:paragraph-properties fo:text-indent="1cm" style:auto-text-indent="false"/>
    </style:style>
    <style:style style:name="Plain_20_Text" style:display-name="Plain Text" style:family="paragraph" style:parent-style-name="Standard" loext:linked-style-name="Текст_20_Знак">
      <style:paragraph-properties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Абзац_20_списка1" style:display-name="Абзац списка1" style:family="paragraph" style:parent-style-name="Standard">
      <style:paragraph-properties fo:margin-left="1.27cm"/>
    </style:style>
    <style:style style:name="Body_20_text_20__28_13_29_1" style:display-name="Body text (13)1" style:family="paragraph" style:parent-style-name="Standard" loext:linked-style-name="Body_20_text_20__28_13_29__5f_">
      <loext:graphic-properties draw:fill="solid" draw:fill-color="#ffffff"/>
      <style:paragraph-properties style:line-height-at-least="0.423cm" fo:text-align="start" style:justify-single-word="false" fo:text-indent="-0.529cm" style:auto-text-indent="false" fo:background-color="#ffffff"/>
      <style:text-properties fo:font-size="9pt" fo:font-style="italic" style:font-size-asian="9pt" style:font-style-asian="italic" style:font-size-complex="9pt" style:font-style-complex="italic"/>
    </style:style>
    <style:style style:name="Body_20_text_20__28_17_29_1" style:display-name="Body text (17)1" style:family="paragraph" style:parent-style-name="Standard" loext:linked-style-name="Body_20_text_20__28_17_29__5f_">
      <loext:graphic-properties draw:fill="solid" draw:fill-color="#ffffff"/>
      <style:paragraph-properties fo:line-height="0.415cm" fo:text-align="start" style:justify-single-word="false" fo:text-indent="-0.635cm" style:auto-text-indent="false" fo:background-color="#ffffff"/>
      <style:text-properties fo:font-size="9pt" style:font-size-asian="9pt" style:font-size-complex="9pt"/>
    </style:style>
    <style:style style:name="Heading_20__23_2_20__28_3_29_" style:display-name="Heading #2 (3)" style:family="paragraph" style:parent-style-name="Standard" loext:linked-style-name="Heading_20__23_2_20__28_3_29__5f_" style:default-outline-level="2" style:list-style-name="">
      <loext:graphic-properties draw:fill="solid" draw:fill-color="#ffffff"/>
      <style:paragraph-properties fo:line-height="0.406cm" fo:text-indent="0cm" style:auto-text-indent="false" fo:background-color="#ffffff"/>
      <style:text-properties fo:font-size="11.5pt" fo:font-weight="bold" style:font-size-asian="11.5pt" style:font-weight-asian="bold" style:font-size-complex="11.5pt" style:font-weight-complex="bold"/>
    </style:style>
    <style:style style:name="список_20_с_20_точками" style:display-name="список с точками" style:family="paragraph" style:parent-style-name="Standard">
      <style:paragraph-properties fo:line-height="130%" fo:text-indent="0cm" style:auto-text-indent="false"/>
      <style:text-properties fo:font-size="12pt" style:font-size-asian="12pt" style:font-size-complex="12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Для_20_таблиц" style:display-name="Для таблиц" style:family="paragraph" style:parent-style-name="Standard">
      <style:paragraph-properties fo:text-align="start" style:justify-single-word="false" fo:text-indent="0cm" style:auto-text-indent="false"/>
      <style:text-properties fo:font-size="12pt" style:font-size-asian="12pt" style:font-size-complex="12pt"/>
    </style:style>
    <style:style style:name="ConsPlusNormal" style:family="paragraph">
      <style:paragraph-properties fo:margin-top="0cm" fo:margin-bottom="0cm" style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line-height="150%" fo:text-align="center" style:justify-single-word="false" fo:text-indent="1.251cm" style:auto-text-indent="false"/>
    </style:style>
    <style:style style:name="Титул_20__28_мелкий_29_" style:display-name="Титул (мелкий)" style:family="paragraph" style:parent-style-name="Standard">
      <style:paragraph-properties fo:line-height="150%" fo:text-align="center" style:justify-single-word="false" fo:text-indent="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arginalia" style:family="paragraph" style:parent-style-name="Standard" loext:linked-style-name="Текст_20_примечания_20_Знак" style:class="text">
      <style:paragraph-properties fo:text-align="start" style:justify-single-word="false" fo:text-indent="0cm" style:auto-text-indent="false"/>
      <style:text-properties fo:font-size="10pt" style:font-size-asian="10pt" style:font-size-complex="10pt"/>
    </style:style>
    <style:style style:name="Стиль5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 style:font-weight-complex="bold"/>
    </style:style>
    <style:style style:name="List_20_1" style:display-name="List 1" style:family="paragraph" style:parent-style-name="Standard" style:auto-update="true" style:class="list">
      <style:paragraph-properties fo:text-align="start" style:justify-single-word="false" fo:text-indent="0cm" style:auto-text-indent="false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top="0cm" fo:margin-bottom="0.212cm" style:contextual-spacing="false"/>
    </style:style>
    <style:style style:name="Стиль2" style:family="paragraph" style:parent-style-name="Standard">
      <loext:graphic-properties draw:fill="solid" draw:fill-color="#ffffff"/>
      <style:paragraph-properties fo:margin-top="0.212cm" fo:margin-bottom="0cm" style:contextual-spacing="false" fo:text-indent="0.951cm" style:auto-text-indent="false" fo:background-color="#ffffff"/>
      <style:text-properties fo:font-weight="bold" style:font-weight-asian="bold" style:font-style-complex="italic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paragraph-properties fo:text-align="justify" style:justify-single-word="false" fo:text-indent="1.501cm" style:auto-text-indent="false"/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4pt" style:font-size-asian="14pt" style:font-size-complex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Стиль_20_Стиль1_20__2b__20_Авто" style:display-name="Стиль Стиль1 + Авто" style:family="paragraph" style:parent-style-name="Standard" loext:linked-style-name="Стиль_20_Стиль1_20__2b__20_Авто_20_Знак">
      <loext:graphic-properties draw:fill="solid" draw:fill-color="#ffffff"/>
      <style:paragraph-properties fo:text-indent="0.951cm" style:auto-text-indent="false" fo:background-color="#ffffff"/>
      <style:text-properties fo:font-style="italic" style:font-style-asian="italic" style:font-size-complex="13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etter-kerning="true"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ConsNonformat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Courier New" fo:font-family="'Courier New'" style:font-family-generic="roman" style:font-pitch="variable" style:letter-kerning="true" style:language-asian="zh" style:country-asian="CN" style:font-name-complex="Courier New1" style:font-family-complex="'Courier New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5" style:family="paragraph">
      <style:paragraph-properties fo:margin-top="0cm" fo:margin-bottom="0cm" style:contextual-spacing="false" fo:line-height="133%" fo:text-align="start" style:justify-single-word="false" fo:orphans="0" fo:widows="0" fo:hyphenation-ladder-count="no-limit" style:vertical-align="baseline" style:writing-mode="lr-tb"/>
      <style:text-properties style:font-name="Arial" fo:font-family="Arial" style:font-family-generic="roman" style:font-pitch="variable" fo:font-size="6pt" style:letter-kerning="true" style:font-size-asian="6pt" style:language-asian="zh" style:country-asian="CN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/>
      <style:text-properties fo:color="#365f91" loext:opacity="100%" style:font-name="Cambria" fo:font-family="Cambria" style:font-family-generic="roman" style:font-pitch="variable" style:letter-kerning="false" style:font-name-asian="F" style:font-family-generic-asian="system" style:font-pitch-asian="variable" style:language-asian="en" style:country-asian="US" style:font-name-complex="F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1.501cm" fo:margin-top="0cm" fo:margin-bottom="0.176cm" style:contextual-spacing="false" fo:text-indent="0cm" style:auto-text-indent="false">
        <style:tab-stops>
          <style:tab-stop style:position="17.48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font-size="14pt" fo:font-weight="bold" style:letter-kerning="true" style:font-name-asian="MS Gothic" style:font-family-asian="'MS Gothic'" style:font-family-generic-asian="system" style:font-pitch-asian="variable" style:font-size-asian="14pt" style:font-weight-asian="bold" style:font-size-complex="14pt"/>
    </style:style>
    <style:style style:name="Заголовок_20_2_20_Знак" style:display-name="Заголовок 2 Знак" style:family="text" loext:linked-style-name="Heading_20_2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loext:linked-style-name="Heading_20_3">
      <style:text-properties style:font-name="Cambria" fo:font-family="Cambria" style:font-family-generic="roman" style:font-pitch="variable" fo:font-size="13pt" fo:font-weight="bold" style:font-name-asian="MS Gothic" style:font-family-asian="'MS Gothic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Нижний_20_колонтитул_20_Знак" style:display-name="Нижний колонтитул Знак" style:family="text" loext:linked-style-name="Footer">
      <style:text-properties fo:font-size="14pt" style:font-size-asian="14pt" style:font-size-complex="14pt"/>
    </style:style>
    <style:style style:name="Page_20_Number" style:display-name="Page Number" style:family="text" style:parent-style-name="Default_20_Paragraph_20_Font"/>
    <style:style style:name="Основной_20_текст_20_Знак" style:display-name="Основной текст Знак" style:family="text">
      <style:text-properties fo:font-size="14pt" style:font-size-asian="14pt" style:font-size-complex="14pt"/>
    </style:style>
    <style:style style:name="Верхний_20_колонтитул_20_Знак" style:display-name="Верхний колонтитул Знак" style:family="text" loext:linked-style-name="Header">
      <style:text-properties fo:font-size="14pt" style:font-size-asian="14pt" style:font-size-complex="14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background-color="#000080" style:font-name-complex="Tahoma1" style:font-family-complex="Tahoma" style:font-family-generic-complex="system" style:font-pitch-complex="variable"/>
    </style:style>
    <style:style style:name="Основной_20_текст_20_2_20_Знак" style:display-name="Основной текст 2 Знак" style:family="text" loext:linked-style-name="Body_20_Text_20_2">
      <style:text-properties fo:font-size="14pt" style:font-size-asian="14pt" style:font-size-complex="14pt"/>
    </style:style>
    <style:style style:name="Текст_20_Знак" style:display-name="Текст Знак" style:family="text" loext:linked-style-name="Plain_20_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_20_курсив" style:display-name="Стиль курсив" style:family="text">
      <style:text-properties style:font-name="Tahoma" fo:font-family="Tahoma" style:font-family-generic="roman" style:font-pitch="variable" fo:font-size="11pt" fo:font-style="italic" style:font-size-asian="11pt" style:font-style-asian="italic" style:font-style-complex="italic"/>
    </style:style>
    <style:style style:name="Body_20_text_20__28_13_29__5f_" style:display-name="Body text (13)_" style:family="text" loext:linked-style-name="Body_20_text_20__28_13_29_1">
      <style:text-properties fo:font-size="9pt" fo:font-style="italic" fo:background-color="#ffffff" style:font-size-asian="9pt" style:font-style-asian="italic" style:font-size-complex="9pt" style:font-style-complex="italic"/>
    </style:style>
    <style:style style:name="Body_20_text_20__28_17_29__5f_" style:display-name="Body text (17)_" style:family="text" loext:linked-style-name="Body_20_text_20__28_17_29_1">
      <style:text-properties fo:font-size="9pt" fo:background-color="#ffffff" style:font-size-asian="9pt" style:font-size-complex="9pt"/>
    </style:style>
    <style:style style:name="Heading_20__23_2_20__28_3_29__5f_" style:display-name="Heading #2 (3)_" style:family="text" loext:linked-style-name="Heading_20__23_2_20__28_3_29_">
      <style:text-properties fo:font-size="11.5pt" fo:font-weight="bold" fo:background-color="#ffffff" style:font-size-asian="11.5pt" style:font-weight-asian="bold" style:font-size-complex="11.5pt" style:font-weight-complex="bold"/>
    </style:style>
    <style:style style:name="Heading_20__23_3_20__28_2_29_" style:display-name="Heading #3 (2)" style:family="text">
      <style:text-properties style:font-name="Times New Roman" fo:font-family="'Times New Roman'" style:font-family-generic="roman" style:font-pitch="variable" fo:font-size="9pt" fo:letter-spacing="normal" style:text-underline-style="solid" style:text-underline-width="auto" style:text-underline-color="font-color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Заголовок_20_8_20_Знак" style:display-name="Заголовок 8 Знак" style:family="tex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Знак" style:display-name="Заголовок Знак" style:family="text" loext:linked-style-name="Title">
      <style:text-properties fo:font-size="14pt" style:font-size-asian="14pt" style:font-size-complex="14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Основной_20_текст_20_с_20_отступом_20_Знак" style:display-name="Основной текст с отступом Знак" style:family="text" loext:linked-style-name="Body_20_Text_2c__20_Indented">
      <style:text-properties fo:font-size="14pt" style:font-size-asian="14pt" style:font-size-complex="14pt"/>
    </style:style>
    <style:style style:name="Тема_20_примечания_20_Знак" style:display-name="Тема примечания Знак" style:family="text" loext:linked-style-name="annotation_20_subjec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иль_20_Стиль1_20__2b__20_Авто_20_Знак" style:display-name="Стиль Стиль1 + Авто Знак" style:family="text" loext:linked-style-name="Стиль_20_Стиль1_20__2b__20_Авто">
      <style:text-properties fo:font-size="14pt" fo:font-style="italic" fo:background-color="#ffffff" style:font-size-asian="14pt" style:font-style-asian="italic" style:font-size-complex="13pt" style:font-style-complex="italic"/>
    </style:style>
    <style:style style:name="Текст_20_сноски_20_Знак" style:display-name="Текст сноски Знак" style:family="text" style:parent-style-name="Default_20_Paragraph_20_Font" loext:linked-style-name="Footnote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Заголовок_20_6_20_Знак" style:display-name="Заголовок 6 Знак" style:family="text" loext:linked-style-name="Heading_20_6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Верхний_20_колонтитул_20_Знак1" style:display-name="Верхний колонтитул Знак1" style:family="text"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Нижний_20_колонтитул_20_Знак1" style:display-name="Нижний колонтитул Знак1" style:family="text"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Основной_20_текст_20__2b__20_10_3b_5_20_pt" style:display-name="Основной текст + 10;5 pt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0.5pt" fo:letter-spacing="normal" fo:language="ru" fo:country="RU" fo:font-style="normal" style:text-underline-style="none" fo:font-weight="normal" style:font-name-asian="Times New Roman1" style:font-family-asian="'Times New Roman'" style:font-family-generic-asian="system" style:font-pitch-asian="variable" style:font-size-asian="10.5pt" style:font-style-asian="normal" style:font-weight-asian="normal" style:font-name-complex="Times New Roman1" style:font-family-complex="'Times New Roman'" style:font-family-generic-complex="system" style:font-pitch-complex="variable" style:font-size-complex="10.5pt" style:font-style-complex="normal" style:font-weight-complex="normal" style:text-scale="100%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markedcontent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use-window-font-color="true" loext:opacity="0%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use-window-font-color="true" loext:opacity="0%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в_20_программе" style:display-name="Список в программ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2" text:style-name="ListLabel_20_20" loext:num-list-format="%2%)" style:num-suffix=")" style:num-format="а, б, .., аа, аб, ... (ru)">
        <style:list-level-properties text:list-level-position-and-space-mode="label-alignment" fo:text-align="end">
          <style:list-level-label-alignment text:label-followed-by="space" fo:text-indent="0.501cm" fo:margin-left="2cm"/>
        </style:list-level-properties>
      </text:list-level-style-number>
      <text:list-level-style-bullet text:level="3" text:style-name="ListLabel_20_21" loext:num-list-format="–" style:num-suffix="–" text:bullet-char="–">
        <style:list-level-properties text:list-level-position-and-space-mode="label-alignment">
          <style:list-level-label-alignment text:label-followed-by="space" fo:margin-left="3cm"/>
        </style:list-level-properties>
      </text:list-level-style-bullet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8.544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9.179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9.81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44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71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fo:font-family="PragmaticaKMM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PragmaticaKMM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charset="x-symbol"/>
      </text:list-level-style-bullet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0.7cm" fo:margin-left="2cm" fo:margin-right="1.50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Рабочая программа по ТММ</dc:subject>
    <meta:initial-creator>Ольга</meta:initial-creator>
    <meta:editing-cycles>4</meta:editing-cycles>
    <meta:print-date>2020-06-11T07:11:00</meta:print-date>
    <meta:creation-date>2024-05-28T09:43:00</meta:creation-date>
    <dc:date>2024-07-03T19:38:19.808818430</dc:date>
    <meta:editing-duration>PT3M29S</meta:editing-duration>
    <meta:generator>LibreOffice/24.2.4.2$Linux_X86_64 LibreOffice_project/420$Build-2</meta:generator>
    <meta:document-statistic meta:table-count="1" meta:image-count="0" meta:object-count="0" meta:page-count="3" meta:paragraph-count="101" meta:word-count="475" meta:character-count="4110" meta:non-whitespace-character-count="3607"/>
    <meta:user-defined meta:name="AppVersion">16.0000</meta:user-defined>
    <meta:user-defined meta:name="Company">ПНИПУ</meta:user-defined>
    <meta:template xlink:type="simple" xlink:actuate="onRequest" xlink:title="Normal" xlink:href=""/>
  </office:meta>
</office:document-meta>
</file>